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50f" officeooo:paragraph-rsid="000b650f"/>
    </style:style>
    <style:style style:name="P2" style:family="paragraph" style:parent-style-name="Standard">
      <style:text-properties fo:color="#c9211e" loext:opacity="100%" fo:font-size="15pt" officeooo:rsid="000b650f" officeooo:paragraph-rsid="000b650f" style:font-size-asian="15pt" style:font-size-complex="15pt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650f" officeooo:paragraph-rsid="000b650f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650f" officeooo:paragraph-rsid="000b650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b650f" officeooo:paragraph-rsid="000b650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c572" officeooo:paragraph-rsid="000bc572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bc572" officeooo:paragraph-rsid="000bc57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c572" officeooo:paragraph-rsid="000bc57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1</text:p>
      <text:p text:style-name="P1"/>
      <text:p text:style-name="P3">El emprendimiento</text:p>
      <text:p text:style-name="P1"/>
      <text:p text:style-name="P1">La iniciativa emprendedora es una actitud que tiene una persona para iniciar nuevos retos, convirtiendo una idea en una innovación tangible mediante distintas aptitudes y actitudes. </text:p>
      <text:p text:style-name="P1"/>
      <text:p text:style-name="P1">Esas aptitudes y actitudes conforman lo que se conoce como cultura emprendedora.</text:p>
      <text:p text:style-name="P1"/>
      <text:p text:style-name="P1">Podemos fijarnos en varios ámbitos que se ven beneficiados por una mayor presencia de la cultura emprendedora en una sociedad:</text:p>
      <text:p text:style-name="P1"/>
      <text:p text:style-name="P1">- <text:span text:style-name="T1">Riqueza del país</text:span>: El emprendimiento implica la creación de nuevas empresas, que a su vez contribuyen al flujo económico del país.</text:p>
      <text:p text:style-name="P1"/>
      <text:p text:style-name="P1">- <text:span text:style-name="T1">Creación de empleo</text:span>: Las empresas nacidas a raíz del emprendimiento van a generar nuevos puestos de trabajo.</text:p>
      <text:p text:style-name="P1"/>
      <text:p text:style-name="P1">- <text:span text:style-name="T1">Fomento del desarrollo sostenible</text:span>: El llamado emprendimiento sostenible crea nuevas formas de producir riqueza sin comprometer los recursos y las posibilidades de futuras generaciones.</text:p>
      <text:p text:style-name="P1"/>
      <text:p text:style-name="P1">- <text:span text:style-name="T1">Promoción de la innovación</text:span>: El emprendimiento esta relacionado con la creación de nuevos productos que mejoren la vida de las personas y el rendimiento de las empresas.</text:p>
      <text:p text:style-name="P1"/>
      <text:p text:style-name="P3">Innovación y desarrollo</text:p>
      <text:p text:style-name="P3"/>
      <text:p text:style-name="P4">Es un proceso que tiene el objetivo de introducir elementos nuevos modificando algo ya existente o algo que no existía.</text:p>
      <text:p text:style-name="P4"/>
      <text:p text:style-name="P4">- <text:span text:style-name="T1">Innovación de producto</text:span>: Todas las novedades que aplicamos a un producto.</text:p>
      <text:p text:style-name="P4"/>
      <text:p text:style-name="P4">- <text:span text:style-name="T1">Innovación de procesos</text:span>: Las empresas están constantemente buscando mejoras para implementarlas en su procesos de producción.</text:p>
      <text:p text:style-name="P4"/>
      <text:p text:style-name="P4">- <text:span text:style-name="T1">Innovación ambiental</text:span>: Buscan maneras de realizar su actividad perjudicando lo menos posible al medioambiente.</text:p>
      <text:p text:style-name="P4"/>
      <text:p text:style-name="P4">- <text:span text:style-name="T1">Innovación organizaciones</text:span>: Es importante ir mejorando la gestión de recursos humanos de la empresa.</text:p>
      <text:p text:style-name="P4"/>
      <text:p text:style-name="P4">- <text:span text:style-name="T1">Innovación social</text:span>: Es realizada por organizaciones que no tienen animo de lucro y que buscan la mejora del bienestar social.</text:p>
      <text:p text:style-name="P4"/>
      <text:p text:style-name="P4">- <text:span text:style-name="T1">Innovación de marketing</text:span>: Es la utilización de nuevas formas de promocionar los productos de una organizació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Ideas de negocios</text:p>
      <text:p text:style-name="P3"/>
      <text:p text:style-name="P4">Es el producto que vamos a ofrecer.</text:p>
      <text:p text:style-name="P4"/>
      <text:p text:style-name="P4">Es la base de nuestro proyecto. A la hora de definir nuestra idea de negocio, es muy importante que tenga las siguientes características:</text:p>
      <text:p text:style-name="P4"/>
      <text:p text:style-name="P4">- <text:span text:style-name="T1">Que sea rentable</text:span></text:p>
      <text:p text:style-name="P4"/>
      <text:p text:style-name="P4">- <text:span text:style-name="T1">Que ofrezca algún tipo de valor añadido</text:span></text:p>
      <text:p text:style-name="P4"/>
      <text:p text:style-name="P4">- <text:span text:style-name="T1">Diferencia con competencia</text:span></text:p>
      <text:p text:style-name="P4"/>
      <text:p text:style-name="P4">- <text:span text:style-name="T1">Que cubra necesidades de la población</text:span></text:p>
      <text:p text:style-name="P4"/>
      <text:p text:style-name="P4">- <text:span text:style-name="T1">Que sea factible de realizar</text:span></text:p>
      <text:p text:style-name="P4"><text:span text:style-name="T1"/></text:p>
      <text:p text:style-name="P8">Técnicas para crear ideas de negocios</text:p>
      <text:p text:style-name="P6"/>
      <text:p text:style-name="P6">Una idea de negocio normalmente lleva un proceso mediante el que la persona que quiere emprender llega a esa idea.</text:p>
      <text:p text:style-name="P6"/>
      <text:p text:style-name="P6">- <text:span text:style-name="T1">Identificar un segmento de mercado atractivo</text:span></text:p>
      <text:p text:style-name="P6"/>
      <text:p text:style-name="P6">- <text:span text:style-name="T1">Observación del entorno</text:span></text:p>
      <text:p text:style-name="P6"/>
      <text:p text:style-name="P6">- <text:span text:style-name="T1">Hobbies</text:span></text:p>
      <text:p text:style-name="P6"/>
      <text:p text:style-name="P6">- <text:span text:style-name="T1">Experiencia personal</text:span></text:p>
      <text:p text:style-name="P6"/>
      <text:p text:style-name="P6">- <text:span text:style-name="T1">Modificar algo que ya exista</text:span></text:p>
      <text:p text:style-name="P6"/>
      <text:p text:style-name="P6">- <text:span text:style-name="T1">Darle a un producto un uso nuevo</text:span></text:p>
      <text:p text:style-name="P6"/>
      <text:p text:style-name="P8">Como definir y presentar una idea de negocios</text:p>
      <text:p text:style-name="P6"/>
      <text:p text:style-name="P6">Una idea de negocio no va a dejar nunca de ser una idea si no la plasmamos en un documento. Esto es un paso fundamental para comenzar a darle forma a nuestro futuro proyecto empresarial. Muchas veces es necesario para poder mostrar lo que queremos hacer a futuro inversores.</text:p>
      <text:p text:style-name="P6"/>
      <text:p text:style-name="P6">1. <text:span text:style-name="T1">Realizar un mapa conceptual</text:span></text:p>
      <text:p text:style-name="P6"/>
      <text:p text:style-name="P6">2. <text:span text:style-name="T1">Describir la propuesta de valor de la idea</text:span></text:p>
      <text:p text:style-name="P6"/>
      <text:p text:style-name="P6">3. <text:span text:style-name="T1">Enumerar las ventajas competitivas</text:span></text:p>
      <text:p text:style-name="P6"/>
      <text:p text:style-name="P6">4. <text:span text:style-name="T1">Detallar cada requisito necesario</text:span></text:p>
      <text:p text:style-name="P6"/>
      <text:p text:style-name="P6">5. <text:span text:style-name="T1">Ponerle nombre a la idea</text:span></text:p>
      <text:p text:style-name="P6"/>
      <text:p text:style-name="P6">6. <text:span text:style-name="T1">Lienzo de propuesta de valor</text:span></text:p>
      <text:p text:style-name="P6"><text:span text:style-name="T1"/></text:p>
      <text:p text:style-name="P7"><text:soft-page-break/><text:span text:style-name="T1">Fuentes de investigación comercial</text:span></text:p>
      <text:p text:style-name="P7"><text:span text:style-name="T1"/></text:p>
      <text:p text:style-name="P6">La investigación comercial es una técnica muy utilizada a la hora de iniciar un proyecto empresarial. Recopila la mayor cantidad de información sobre producto, hábitos y necesidades de los potenciales clientes a los que podría interesarle.</text:p>
      <text:p text:style-name="P6"/>
      <text:p text:style-name="P6">Esta investigación es fundamental a la hora de tomar decisiones en relación con nuestro negocio.</text:p>
      <text:p text:style-name="P6"/>
      <text:p text:style-name="P6">- El emprendedor tiene mas información para poder tomar decisiones mas acertadas.</text:p>
      <text:p text:style-name="P6"/>
      <text:p text:style-name="P6">- Es una técnica muy eficaz que permite una gran cantidad de métodos.</text:p>
      <text:p text:style-name="P6"/>
      <text:p text:style-name="P6">- Busca información para nuestra idea de negocio puede hacer que encontremos datos interesantes relacionados con otra posible idea.</text:p>
      <text:p text:style-name="P6"/>
      <text:p text:style-name="P6">- Reduce los fracasos.</text:p>
      <text:p text:style-name="P6"/>
      <text:p text:style-name="P7"><text:span text:style-name="T1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9:43:49.574000000</meta:creation-date>
    <dc:date>2023-09-24T09:28:23.080000000</dc:date>
    <meta:editing-duration>PT50M27S</meta:editing-duration>
    <meta:editing-cycles>4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48" meta:word-count="589" meta:character-count="3657" meta:non-whitespace-character-count="3115"/>
  </office:meta>
</office:document-meta>
</file>